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729fcf"/>
      <style:paragraph-properties fo:text-align="center" style:writing-mode="lr-tb"/>
      <style:text-properties fo:font-size="8pt" style:font-size-asian="8pt" style:font-size-complex="8pt"/>
    </style:style>
    <style:style style:name="P5" style:family="paragraph">
      <loext:graphic-properties draw:fill-color="#ff6d6d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8" style:family="paragraph">
      <loext:graphic-properties draw:fill-color="#77bc65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ffff6d"/>
      <style:paragraph-properties fo:text-align="center" style:writing-mode="lr-tb"/>
      <style:text-properties fo:font-size="6pt" style:font-size-asian="6pt" style:font-size-complex="6pt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5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9" style:family="paragraph">
      <loext:graphic-properties draw:fill-color="#ffff6d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6pt" style:font-size-asian="6pt" style:font-size-complex="6pt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23" style:family="paragraph">
      <loext:graphic-properties draw:fill-color="#729fcf"/>
      <style:paragraph-properties fo:text-align="center" style:writing-mode="lr-tb"/>
      <style:text-properties fo:font-size="6pt" style:font-size-asian="6pt" style:font-size-complex="6pt"/>
    </style:style>
    <style:style style:name="P24" style:family="paragraph">
      <loext:graphic-properties draw:fill-color="#ff6d6d"/>
      <style:paragraph-properties fo:text-align="center" style:writing-mode="lr-tb"/>
      <style:text-properties fo:font-size="6pt" style:font-size-asian="6pt" style:font-size-complex="6pt"/>
    </style:style>
    <style:style style:name="P25" style:family="paragraph">
      <loext:graphic-properties draw:fill-color="#77bc65"/>
      <style:paragraph-properties fo:text-align="center" style:writing-mode="lr-tb"/>
      <style:text-properties fo:font-size="6pt" style:font-size-asian="6pt" style:font-size-complex="6pt"/>
    </style:style>
    <style:style style:name="P26" style:family="paragraph">
      <loext:graphic-properties draw:fill-color="#bf819e"/>
      <style:paragraph-properties fo:text-align="center" style:writing-mode="lr-tb"/>
      <style:text-properties fo:font-size="6pt" style:font-size-asian="6pt" style:font-size-complex="6pt"/>
    </style:style>
    <style:style style:name="P27" style:family="paragraph">
      <loext:graphic-properties draw:fill="none" draw:fill-color="#ffffff"/>
      <style:text-properties fo:font-size="8pt" style:font-size-asian="8pt" style:font-size-complex="8pt"/>
    </style:style>
    <style:style style:name="P28" style:family="paragraph">
      <loext:graphic-properties draw:fill-color="#bf819e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gr1" style:family="graphic">
      <style:graphic-properties svg:stroke-color="#666666" draw:fill-color="#ffffff" draw:textarea-horizontal-align="justify" draw:textarea-vertical-align="top" draw:auto-grow-height="false" fo:min-height="7.502cm" fo:min-width="6.50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3465a4" draw:fill-color="#729fcf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10d0c" draw:fill-color="#ff6d6d" draw:textarea-horizontal-align="justify" draw:textarea-vertical-align="middle" draw:auto-grow-height="false" fo:min-height="0.453cm" fo:min-width="1.45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666666" draw:fill-color="#ffffff" draw:textarea-horizontal-align="justify" draw:textarea-vertical-align="top" draw:auto-grow-height="false" fo:min-height="12.502cm" fo:min-width="6.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69a2e" draw:fill-color="#77bc65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e6e905" draw:fill-color="#ffff6d" draw:textarea-horizontal-align="justify" draw:textarea-vertical-align="middle" draw:auto-grow-height="false" fo:min-height="0.453cm" fo:min-width="1.45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textarea-vertical-align="middle" fo:min-height="0.4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heads_20_1" draw:marker-end-width="0.199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marker-end="" draw:marker-end-width="0.199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ea7500" draw:fill-color="#ff972f" draw:textarea-horizontal-align="justify" draw:textarea-vertical-align="middle" draw:auto-grow-height="false" fo:min-height="0.252cm" fo:min-width="0.25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e6e905" draw:fill-color="#ffff6d" draw:textarea-horizontal-align="justify" draw:textarea-vertical-align="middle" draw:auto-grow-height="false" fo:min-height="0.455cm" fo:min-width="1.457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666666" draw:fill-color="#ffffff" draw:textarea-horizontal-align="justify" draw:textarea-vertical-align="top" draw:auto-grow-height="false" fo:min-height="14.252cm" fo:min-width="6.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color="#e6e905" draw:fill-color="#ffff6d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ea7500" draw:fill-color="#ff972f" draw:textarea-horizontal-align="justify" draw:textarea-vertical-align="middle" draw:auto-grow-height="false" fo:min-height="0.25cm" fo:min-width="0.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color="#f10d0c" draw:fill-color="#ff6d6d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780373" draw:fill-color="#bf819e" draw:textarea-horizontal-align="justify" draw:textarea-vertical-align="middle" draw:auto-grow-height="false" fo:min-height="0.453cm" fo:min-width="1.45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69a2e" draw:fill-color="#77bc65" draw:textarea-horizontal-align="justify" draw:textarea-vertical-align="middle" draw:auto-grow-height="false" fo:min-height="0.453cm" fo:min-width="1.45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3" draw:text-style-name="P5" svg:width="1.502cm" svg:height="0.5cm" svg:x="1.998cm" svg:y="0.249cm"><text:p text:style-name="P3"><text:span text:style-name="T1">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5" draw:text-style-name="P8" svg:width="1.5cm" svg:height="0.5cm" svg:x="4.249cm" svg:y="0.249cm"><text:p text:style-name="P3"><text:span text:style-name="T1">Spell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13" draw:text-style-name="P19" svg:width="1.5cm" svg:height="0.5cm" svg:x="6.5cm" svg:y="0.249cm"><text:p text:style-name="P3"><text:span text:style-name="T1">Promp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4" draw:style-name="gr2" draw:text-style-name="P4" svg:width="1.5cm" svg:height="0.5cm" svg:x="8.5cm" svg:y="0.249cm"><text:p text:style-name="P3"><text:span text:style-name="T1">Viewpo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16" draw:text-style-name="P28" svg:width="1.5cm" svg:height="0.5cm" svg:x="10.5cm" svg:y="0.249cm"><text:p text:style-name="P3"><text:span text:style-name="T1">U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Horizontal line 1" draw:style-name="gr8" draw:text-style-name="P13" svg:x1="13cm" svg:y1="0.748cm" svg:x2="14.501cm" svg:y2="0.748cm"><text:p/></draw:line><draw:frame text:anchor-type="paragraph" draw:z-index="6" draw:name="Text Frame 1" draw:style-name="gr7" draw:text-style-name="P27" svg:width="1.502cm" svg:height="0.5cm" svg:x="13cm" svg:y="0.249cm"><draw:text-box><text:p text:style-name="P21"><text:span text:style-name="T1">Message</text:span></text:p></draw:text-box></draw:frame><draw:custom-shape text:anchor-type="paragraph" draw:z-index="7" draw:name="Shape 7" draw:style-name="gr14" draw:text-style-name="P15" svg:width="0.502cm" svg:height="0.502cm" svg:x="15.251cm" svg:y="0.2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 8" draw:style-name="gr14" draw:text-style-name="P15" svg:width="0.502cm" svg:height="0.502cm" svg:x="16.249cm" svg:y="0.249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Shape 9" draw:style-name="gr16" draw:text-style-name="P26" svg:width="1.5cm" svg:height="0.5cm" svg:x="0.249cm" svg:y="1.998cm"><text:p text:style-name="P9"><text:span text:style-name="T2">Text Enter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10" draw:style-name="gr13" draw:text-style-name="P10" svg:width="1.5cm" svg:height="0.5cm" svg:x="3.501cm" svg:y="2cm"><text:p text:style-name="P9"><text:span text:style-name="T2">Waiting for code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 6" draw:style-name="gr14" draw:text-style-name="P15" svg:width="0.502cm" svg:height="0.502cm" svg:x="5.502cm" svg:y="1.998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Shape 11" draw:style-name="gr5" draw:text-style-name="P25" svg:width="1.5cm" svg:height="0.5cm" svg:x="7.502cm" svg:y="2cm"><text:p text:style-name="P9"><text:span text:style-name="T2">Is Code Valid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12" draw:style-name="gr14" draw:text-style-name="P15" svg:width="0.502cm" svg:height="0.502cm" svg:x="9.5cm" svg:y="1.998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name="Shape 13" draw:style-name="gr15" draw:text-style-name="P24" svg:width="1.5cm" svg:height="0.5cm" svg:x="11.502cm" svg:y="1.998cm"><text:p text:style-name="P9"><text:span text:style-name="T2">Is spell available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 17" draw:style-name="gr10" draw:text-style-name="P15" svg:width="0.503cm" svg:height="0.503cm" svg:x="11.998cm" svg:y="6.999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Shape 20" draw:style-name="gr15" draw:text-style-name="P24" svg:width="1.5cm" svg:height="0.5cm" svg:x="11.501cm" svg:y="5.75cm"><text:p text:style-name="P9"><text:span text:style-name="T2">Answer correct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 21" draw:style-name="gr6" draw:text-style-name="P10" svg:width="1.502cm" svg:height="0.5cm" svg:x="16.251cm" svg:y="5.75cm"><text:p text:style-name="P9"><text:span text:style-name="T2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 22" draw:style-name="gr2" draw:text-style-name="P23" svg:width="1.5cm" svg:height="0.5cm" svg:x="16.251cm" svg:y="7.001cm"><text:p text:style-name="P9"><text:span text:style-name="T2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name="Horizontal line 2" draw:style-name="gr8" draw:text-style-name="P13" svg:x1="1.748cm" svg:y1="2.249cm" svg:x2="3.501cm" svg:y2="2.249cm"><text:p/></draw:line><draw:line text:anchor-type="paragraph" draw:z-index="21" draw:name="Horizontal line 3" draw:style-name="gr9" draw:text-style-name="P13" svg:x1="4.251cm" svg:y1="2.499cm" svg:x2="4.251cm" svg:y2="3.499cm"><text:p/></draw:line><draw:line text:anchor-type="paragraph" draw:z-index="22" draw:name="Horizontal line 4" draw:style-name="gr8" draw:text-style-name="P13" svg:x1="6.001cm" svg:y1="2.249cm" svg:x2="7.502cm" svg:y2="2.249cm"><text:p/></draw:line><draw:frame text:anchor-type="paragraph" draw:z-index="23" draw:name="Text Frame 2" draw:style-name="gr7" draw:text-style-name="P17" svg:width="2.001cm" svg:height="0.5cm" svg:x="5.502cm" svg:y="1.75cm"><draw:text-box><text:p text:style-name="P16"><text:span text:style-name="T2">(2) c_ReturnCode</text:span></text:p></draw:text-box></draw:frame><draw:line text:anchor-type="paragraph" draw:z-index="24" draw:name="Horizontal line 5" draw:style-name="gr9" draw:text-style-name="P13" svg:x1="9.001cm" svg:y1="2.249cm" svg:x2="9.502cm" svg:y2="2.249cm"><text:p/></draw:line><draw:line text:anchor-type="paragraph" draw:z-index="25" draw:name="Horizontal line 6" draw:style-name="gr8" draw:text-style-name="P13" svg:x1="10.001cm" svg:y1="2.249cm" svg:x2="11.502cm" svg:y2="2.249cm"><text:p/></draw:line><draw:frame text:anchor-type="paragraph" draw:z-index="26" draw:name="Text Frame 3" draw:style-name="gr7" draw:text-style-name="P22" svg:width="2.251cm" svg:height="0.5cm" svg:x="9.252cm" svg:y="1.75cm"><draw:text-box><text:p text:style-name="P16"><text:span text:style-name="T2">(3) c_ActivateSpell</text:span></text:p></draw:text-box></draw:frame><draw:custom-shape text:anchor-type="paragraph" draw:z-index="27" draw:name="Shape 24" draw:style-name="gr14" draw:text-style-name="P15" svg:width="0.502cm" svg:height="0.502cm" svg:x="13.503cm" svg:y="1.998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8" draw:name="Horizontal line 8" draw:style-name="gr8" draw:text-style-name="P13" svg:x1="14.002cm" svg:y1="2.249cm" svg:x2="16.253cm" svg:y2="2.249cm"><text:p/></draw:line><draw:line text:anchor-type="paragraph" draw:z-index="29" draw:name="Horizontal line 9" draw:style-name="gr9" draw:text-style-name="P13" svg:x1="14.252cm" svg:y1="2.249cm" svg:x2="14.252cm" svg:y2="3.5cm"><text:p/></draw:line><draw:frame text:anchor-type="paragraph" draw:z-index="30" draw:name="Text Frame 4" draw:style-name="gr7" draw:text-style-name="P17" svg:width="2.25cm" svg:height="0.5cm" svg:x="14.004cm" svg:y="1.75cm"><draw:text-box><text:p text:style-name="P16"><text:span text:style-name="T2">(4) c_SetCurrentSpell</text:span></text:p></draw:text-box></draw:frame><draw:line text:anchor-type="paragraph" draw:z-index="31" draw:name="Horizontal line 10" draw:style-name="gr8" draw:text-style-name="P13" svg:x1="14.252cm" svg:y1="3.5cm" svg:x2="16.252cm" svg:y2="3.5cm"><text:p/></draw:line><draw:frame text:anchor-type="paragraph" draw:z-index="32" draw:name="Text Frame 5" draw:style-name="gr7" draw:text-style-name="P22" svg:width="2.001cm" svg:height="0.5cm" svg:x="14.252cm" svg:y="2.999cm"><draw:text-box><text:p text:style-name="P16"><text:span text:style-name="T2">(5) c_RequestAnswer</text:span></text:p></draw:text-box></draw:frame><draw:custom-shape text:anchor-type="paragraph" draw:z-index="33" draw:name="Shape 25" draw:style-name="gr17" draw:text-style-name="P25" svg:width="1.502cm" svg:height="0.5cm" svg:x="16.252cm" svg:y="2cm"><text:p text:style-name="P9"><text:span text:style-name="T2">Set Current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 26" draw:style-name="gr6" draw:text-style-name="P10" svg:width="1.502cm" svg:height="0.5cm" svg:x="16.252cm" svg:y="3.249cm"><text:p text:style-name="P9"><text:span text:style-name="T2">Request Answ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 15" draw:style-name="gr10" draw:text-style-name="P15" svg:width="0.503cm" svg:height="0.503cm" svg:x="3.999cm" svg:y="3.496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6" draw:name="Horizontal line 7" draw:style-name="gr9" draw:text-style-name="P13" svg:x1="13.002cm" svg:y1="2.249cm" svg:x2="13.503cm" svg:y2="2.249cm"><text:p/></draw:line><draw:line text:anchor-type="paragraph" draw:z-index="37" draw:name="Horizontal line 11" draw:style-name="gr9" draw:text-style-name="P13" svg:x1="5.001cm" svg:y1="2.249cm" svg:x2="5.502cm" svg:y2="2.249cm"><text:p/></draw:line><draw:line text:anchor-type="paragraph" draw:z-index="38" draw:name="Horizontal line 12" draw:style-name="gr8" draw:text-style-name="P13" svg:x1="4.249cm" svg:y1="3.999cm" svg:x2="4.251cm" svg:y2="5.751cm"><text:p/></draw:line><draw:custom-shape text:anchor-type="paragraph" draw:z-index="39" draw:name="Shape 16" draw:style-name="gr13" draw:text-style-name="P10" svg:width="1.5cm" svg:height="0.5cm" svg:x="3.5cm" svg:y="5.75cm"><text:p text:style-name="P9"><text:span text:style-name="T2">Waiting for Answer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 27" draw:style-name="gr14" draw:text-style-name="P15" svg:width="0.502cm" svg:height="0.502cm" svg:x="5.5cm" svg:y="5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name="Horizontal line 13" draw:style-name="gr8" draw:text-style-name="P13" svg:x1="5.999cm" svg:y1="5.999cm" svg:x2="7.5cm" svg:y2="5.999cm"><text:p/></draw:line><draw:frame text:anchor-type="paragraph" draw:z-index="42" draw:name="Text Frame 6" draw:style-name="gr7" draw:text-style-name="P17" svg:width="1.752cm" svg:height="0.5cm" svg:x="5.749cm" svg:y="5.5cm"><draw:text-box><text:p text:style-name="P16"><text:span text:style-name="T2">(7) c_ReturnAnswer</text:span></text:p></draw:text-box></draw:frame><draw:line text:anchor-type="paragraph" draw:z-index="43" draw:name="Horizontal line 14" draw:style-name="gr9" draw:text-style-name="P13" svg:x1="4.999cm" svg:y1="5.999cm" svg:x2="5.5cm" svg:y2="5.999cm"><text:p/></draw:line><draw:custom-shape text:anchor-type="paragraph" draw:z-index="44" draw:name="Shape 18" draw:style-name="gr5" draw:text-style-name="P25" svg:width="1.5cm" svg:height="0.5cm" svg:x="7.5cm" svg:y="5.75cm"><text:p text:style-name="P9"><text:span text:style-name="T2">Current spell selec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Shape 28" draw:style-name="gr14" draw:text-style-name="P15" svg:width="0.502cm" svg:height="0.502cm" svg:x="9.499cm" svg:y="5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6" draw:name="Horizontal line 15" draw:style-name="gr9" draw:text-style-name="P13" svg:x1="8.999cm" svg:y1="5.999cm" svg:x2="9.5cm" svg:y2="5.999cm"><text:p/></draw:line><draw:line text:anchor-type="paragraph" draw:z-index="47" draw:name="Horizontal line 16" draw:style-name="gr8" draw:text-style-name="P13" svg:x1="9.999cm" svg:y1="5.999cm" svg:x2="11.5cm" svg:y2="5.999cm"><text:p/></draw:line><draw:frame text:anchor-type="paragraph" draw:z-index="48" draw:name="Text Frame 7" draw:style-name="gr7" draw:text-style-name="P22" svg:width="2.003cm" svg:height="0.5cm" svg:x="9.499cm" svg:y="5.5cm"><draw:text-box><text:p text:style-name="P16"><text:span text:style-name="T2">(8) c_ReturnAnswer</text:span></text:p></draw:text-box></draw:frame><draw:custom-shape text:anchor-type="paragraph" draw:z-index="49" draw:name="Shape 19" draw:style-name="gr14" draw:text-style-name="P15" svg:width="0.502cm" svg:height="0.502cm" svg:x="13.501cm" svg:y="5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0" draw:name="Horizontal line 17" draw:style-name="gr8" draw:text-style-name="P13" svg:x1="14cm" svg:y1="5.999cm" svg:x2="16.251cm" svg:y2="5.999cm"><text:p/></draw:line><draw:line text:anchor-type="paragraph" draw:z-index="51" draw:name="Horizontal line 18" draw:style-name="gr9" draw:text-style-name="P13" svg:x1="14.25cm" svg:y1="5.999cm" svg:x2="14.25cm" svg:y2="7.25cm"><text:p/></draw:line><draw:frame text:anchor-type="paragraph" draw:z-index="52" draw:name="Text Frame 8" draw:style-name="gr7" draw:text-style-name="P22" svg:width="2.25cm" svg:height="0.5cm" svg:x="14.002cm" svg:y="5.5cm"><draw:text-box><text:p text:style-name="P16"><text:span text:style-name="T2">(9) c_RequestClick</text:span></text:p></draw:text-box></draw:frame><draw:line text:anchor-type="paragraph" draw:z-index="53" draw:name="Horizontal line 19" draw:style-name="gr8" draw:text-style-name="P13" svg:x1="14.25cm" svg:y1="7.249cm" svg:x2="16.25cm" svg:y2="7.249cm"><text:p/></draw:line><draw:frame text:anchor-type="paragraph" draw:z-index="54" draw:name="Text Frame 9" draw:style-name="gr7" draw:text-style-name="P22" svg:width="1.752cm" svg:height="0.5cm" svg:x="14.499cm" svg:y="6.749cm"><draw:text-box><text:p text:style-name="P16"><text:span text:style-name="T2">(10) c_RequestClick</text:span></text:p></draw:text-box></draw:frame><draw:line text:anchor-type="paragraph" draw:z-index="55" draw:name="Horizontal line 20" draw:style-name="gr9" draw:text-style-name="P13" svg:x1="13cm" svg:y1="5.999cm" svg:x2="13.501cm" svg:y2="5.999cm"><text:p/></draw:line><draw:line text:anchor-type="paragraph" draw:z-index="56" draw:name="Horizontal line 21" draw:style-name="gr9" draw:text-style-name="P13" svg:x1="12.25cm" svg:y1="6.249cm" svg:x2="12.25cm" svg:y2="6.999cm"><text:p/></draw:line><draw:line text:anchor-type="paragraph" draw:z-index="57" draw:name="Horizontal line 22" draw:style-name="gr9" draw:text-style-name="P13" svg:x1="12.252cm" svg:y1="7.502cm" svg:x2="12.252cm" svg:y2="8.5cm"><text:p/></draw:line><draw:custom-shape text:anchor-type="paragraph" draw:z-index="60" draw:name="Shape 14" draw:style-name="gr16" draw:text-style-name="P26" svg:width="1.5cm" svg:height="0.5cm" svg:x="0.247cm" svg:y="9.751cm"><text:p text:style-name="P9"><text:span text:style-name="T2">Mouse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name="Shape 30" draw:style-name="gr14" draw:text-style-name="P15" svg:width="0.502cm" svg:height="0.502cm" svg:x="5.5cm" svg:y="9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2" draw:name="Horizontal line 24" draw:style-name="gr8" draw:text-style-name="P13" svg:x1="1.746cm" svg:y1="9.999cm" svg:x2="3.499cm" svg:y2="9.999cm"><text:p/></draw:line><draw:line text:anchor-type="paragraph" draw:z-index="63" draw:name="Horizontal line 25" draw:style-name="gr8" draw:text-style-name="P13" svg:x1="5.999cm" svg:y1="10cm" svg:x2="7.5cm" svg:y2="10cm"><text:p/></draw:line><draw:frame text:anchor-type="paragraph" draw:z-index="64" draw:name="Text Frame 11" draw:style-name="gr7" draw:text-style-name="P17" svg:width="2.001cm" svg:height="0.5cm" svg:x="5.5cm" svg:y="9.5cm"><draw:text-box><text:p text:style-name="P16"><text:span text:style-name="T2">(12) c_ReturnClick</text:span></text:p></draw:text-box></draw:frame><draw:line text:anchor-type="paragraph" draw:z-index="65" draw:name="Horizontal line 26" draw:style-name="gr9" draw:text-style-name="P13" svg:x1="4.999cm" svg:y1="10cm" svg:x2="5.5cm" svg:y2="10cm"><text:p/></draw:line><draw:custom-shape text:anchor-type="paragraph" draw:z-index="66" draw:name="Shape 29" draw:style-name="gr2" draw:text-style-name="P23" svg:width="1.5cm" svg:height="0.5cm" svg:x="3.5cm" svg:y="9.751cm"><text:p text:style-name="P9"><text:span text:style-name="T2">Waiting for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Shape 31" draw:style-name="gr5" draw:text-style-name="P25" svg:width="1.5cm" svg:height="0.5cm" svg:x="7.5cm" svg:y="9.751cm"><text:p text:style-name="P9"><text:span text:style-name="T2">Current spell selec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Shape 32" draw:style-name="gr15" draw:text-style-name="P24" svg:width="1.5cm" svg:height="0.5cm" svg:x="11.501cm" svg:y="9.751cm"><text:p text:style-name="P9"><text:span text:style-name="T2">Waiting for click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9" draw:name="Shape 33" draw:style-name="gr14" draw:text-style-name="P15" svg:width="0.502cm" svg:height="0.502cm" svg:x="9.499cm" svg:y="9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0" draw:name="Horizontal line 27" draw:style-name="gr9" draw:text-style-name="P13" svg:x1="8.999cm" svg:y1="10cm" svg:x2="9.5cm" svg:y2="10cm"><text:p/></draw:line><draw:line text:anchor-type="paragraph" draw:z-index="71" draw:name="Horizontal line 28" draw:style-name="gr8" draw:text-style-name="P13" svg:x1="9.999cm" svg:y1="10cm" svg:x2="11.5cm" svg:y2="10cm"><text:p/></draw:line><draw:frame text:anchor-type="paragraph" draw:z-index="72" draw:name="Text Frame 12" draw:style-name="gr7" draw:text-style-name="P22" svg:width="2.001cm" svg:height="0.5cm" svg:x="9.5cm" svg:y="9.5cm"><draw:text-box><text:p text:style-name="P16"><text:span text:style-name="T2">(13) c_ReturnClick</text:span></text:p></draw:text-box></draw:frame><draw:custom-shape text:anchor-type="paragraph" draw:z-index="73" draw:name="Shape 36" draw:style-name="gr14" draw:text-style-name="P15" svg:width="0.502cm" svg:height="0.502cm" svg:x="13.499cm" svg:y="9.749cm"><text:p text:style-name="P14"><text:span text:style-name="T1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4" draw:name="Horizontal line 29" draw:style-name="gr8" draw:text-style-name="P13" svg:x1="13.998cm" svg:y1="10cm" svg:x2="16.249cm" svg:y2="10cm"><text:p/></draw:line><draw:frame text:anchor-type="paragraph" draw:z-index="75" draw:name="Text Frame 13" draw:style-name="gr7" draw:text-style-name="P22" svg:width="1.752cm" svg:height="0.5cm" svg:x="14.497cm" svg:y="9.5cm"><draw:text-box><text:p text:style-name="P21"><text:span text:style-name="T2">(14) c_CastSpell</text:span></text:p></draw:text-box></draw:frame><draw:line text:anchor-type="paragraph" draw:z-index="76" draw:name="Horizontal line 32" draw:style-name="gr9" draw:text-style-name="P13" svg:x1="12.998cm" svg:y1="10cm" svg:x2="13.499cm" svg:y2="10cm"><text:p/></draw:line><draw:custom-shape text:anchor-type="paragraph" draw:z-index="77" draw:name="Shape 34" draw:style-name="gr2" draw:text-style-name="P23" svg:width="1.5cm" svg:height="0.5cm" svg:x="16.251cm" svg:y="9.751cm"><text:p text:style-name="P9"><text:span text:style-name="T2">Perform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8" draw:name="Horizontal line 30" draw:style-name="gr9" draw:text-style-name="P13" svg:x1="14.25cm" svg:y1="10cm" svg:x2="14.25cm" svg:y2="11.251cm"><text:p/></draw:line><draw:line text:anchor-type="paragraph" draw:z-index="79" draw:name="Horizontal line 31" draw:style-name="gr8" draw:text-style-name="P13" svg:x1="14.25cm" svg:y1="11.25cm" svg:x2="16.25cm" svg:y2="11.25cm"><text:p/></draw:line><draw:frame text:anchor-type="paragraph" draw:z-index="80" draw:name="Text Frame 14" draw:style-name="gr7" draw:text-style-name="P22" svg:width="1.752cm" svg:height="0.5cm" svg:x="14.499cm" svg:y="10.749cm"><draw:text-box><text:p text:style-name="P21"><text:span text:style-name="T2">(6) c_RequestCode</text:span></text:p></draw:text-box></draw:frame><draw:custom-shape text:anchor-type="paragraph" draw:z-index="81" draw:name="Shape 35" draw:style-name="gr6" draw:text-style-name="P10" svg:width="1.502cm" svg:height="0.5cm" svg:x="16.251cm" svg:y="11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2" draw:name="Text Frame 16" draw:style-name="gr7" draw:text-style-name="P20" svg:width="1.502cm" svg:height="0.5cm" svg:x="2cm" svg:y="9.502cm"><draw:text-box><text:p text:style-name="P16"><text:span text:style-name="T2">(11)v_OnMouse </text:span></text:p></draw:text-box></draw:frame><draw:custom-shape text:anchor-type="paragraph" draw:z-index="83" draw:name="Shape 37" draw:style-name="gr13" draw:text-style-name="P19" svg:width="1.5cm" svg:height="0.5cm" svg:x="20.251cm" svg:y="-0.002cm"><text:p text:style-name="P3"><text:span text:style-name="T1">Promp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4" draw:name="Shape 38" draw:style-name="gr12" draw:text-style-name="P7" svg:width="6.501cm" svg:height="14.253cm" svg:x="20.251cm" svg:y="0.497cm"><text:p text:style-name="P6"><text:span text:style-name="T1">Every path should lead to a call request to Prompt</text:span></text:p><text:p text:style-name="P6"><text:span text:style-name="T1"/></text:p><text:p text:style-name="P6"><text:span text:style-name="T1">Prompt has 4 strings:</text:span></text:p><text:p text:style-name="P18"><text:span text:style-name="T1">Internal</text:span></text:p><text:p text:style-name="P6"><text:span text:style-name="T1">Dialogue</text:span></text:p><text:p text:style-name="P6"><text:span text:style-name="T1">Prompt</text:span></text:p><text:p text:style-name="P6"><text:span text:style-name="T1">Answer</text:span></text:p><text:p text:style-name="P6"><text:span text:style-name="T1"/></text:p><text:p text:style-name="P6"><text:span text:style-name="T1">Dialogue could be used to display:</text:span></text:p><text:p text:style-name="P6"><text:span text:style-name="T1"><text:s text:c="5"/>“</text:span><text:span text:style-name="T1">you entered x, correct answer y”</text:span></text:p><text:p text:style-name="P6"><text:span text:style-name="T1"><text:s text:c="5"/></text:span><text:span text:style-name="T1">But this is not necessary for the system to work</text:span></text:p><text:p text:style-name="P6"><text:span text:style-name="T1"/></text:p><text:p text:style-name="P6"><text:span text:style-name="T1">(1) type == c_PutChar:</text:span></text:p><text:p text:style-name="P6"><text:span text:style-name="T1">If char == \n:</text:span></text:p><text:p text:style-name="P6"><text:span text:style-name="T1"><text:s text:c="4"/></text:span><text:span text:style-name="T1">If state == waiting for code:</text:span></text:p><text:p text:style-name="P6"><text:span text:style-name="T1"><text:s text:c="8"/></text:span><text:span text:style-name="T1">Send address of internal to spellbar (2)</text:span></text:p><text:p text:style-name="P6"><text:span text:style-name="T1"><text:s text:c="8"/></text:span><text:span text:style-name="T1">(c_ReturnCode)</text:span></text:p><text:p text:style-name="P6"><text:span text:style-name="T1"><text:s text:c="4"/></text:span><text:span text:style-name="T1">If state == waiting for answer</text:span></text:p><text:p text:style-name="P6"><text:span text:style-name="T1"><text:s text:c="8"/></text:span><text:span text:style-name="T1">Send address of internal to spellbar (6)</text:span></text:p><text:p text:style-name="P6"><text:span text:style-name="T1"><text:s text:c="7"/></text:span><text:span text:style-name="T1">(c_ReturnAnswer)</text:span></text:p><text:p text:style-name="P6"><text:span text:style-name="T1"><text:s text:c="4"/></text:span><text:span text:style-name="T1">If state == waiting for click:</text:span></text:p><text:p text:style-name="P6"><text:span text:style-name="T1"><text:s text:c="8"/></text:span><text:span text:style-name="T1">Clear answer</text:span></text:p><text:p text:style-name="P6"><text:span text:style-name="T1"><text:s text:c="8"/></text:span><text:span text:style-name="T1">Clear internal</text:span></text:p><text:p text:style-name="P6"><text:span text:style-name="T1"/></text:p><text:p text:style-name="P6"><text:span text:style-name="T1">(5) type == c_RequestAnswer:</text:span></text:p><text:p text:style-name="P18"><text:span text:style-name="T1"><text:s text:c="4"/></text:span><text:span text:style-name="T1">Clear answer</text:span></text:p><text:p text:style-name="P18"><text:span text:style-name="T1"><text:s text:c="4"/></text:span><text:span text:style-name="T1">Clear internal</text:span></text:p><text:p text:style-name="P6"><text:span text:style-name="T1"><text:s text:c="4"/></text:span><text:span text:style-name="T1">State = waiting for answer</text:span></text:p><text:p text:style-name="P6"><text:span text:style-name="T1"><text:s text:c="4"/></text:span><text:span text:style-name="T1">Prompt = message.string</text:span></text:p><text:p text:style-name="P6"><text:span text:style-name="T1"/></text:p><text:p text:style-name="P6"><text:span text:style-name="T1">(6) type == c_RequestCode //reset system</text:span></text:p><text:p text:style-name="P6"><text:span text:style-name="T1"><text:s text:c="4"/></text:span><text:span text:style-name="T1">State = waiting for code</text:span></text:p><text:p text:style-name="P6"><text:span text:style-name="T1"><text:s text:c="4"/></text:span><text:span text:style-name="T1">Clear address</text:span></text:p><text:p text:style-name="P6"><text:span text:style-name="T1"><text:s text:c="4"/></text:span><text:span text:style-name="T1">Clear internal</text:span></text:p><text:p text:style-name="P6"><text:span text:style-name="T1"><text:s text:c="4"/></text:span><text:span text:style-name="T1">Set prompt to “enter code to select spell:”</text:span></text:p><text:p text:style-name="P6"><text:span text:style-name="T1"/></text:p><text:p text:style-name="P6"><text:span text:style-name="T1">(9) type == c_RequestClick</text:span></text:p><text:p text:style-name="P18"><text:span text:style-name="T1"><text:s text:c="4"/></text:span><text:span text:style-name="T1">State = waiting for click</text:span></text:p><text:p text:style-name="P18"><text:span text:style-name="T1"><text:s text:c="4"/></text:span><text:span text:style-name="T1">Clear address</text:span></text:p><text:p text:style-name="P18"><text:span text:style-name="T1"><text:s text:c="4"/></text:span><text:span text:style-name="T1">Clear internal</text:span></text:p><text:p text:style-name="P18"><text:span text:style-name="T1"><text:s text:c="4"/></text:span><text:span text:style-name="T1">Set prompt to “click to cast spell:”</text:span></text:p><draw:enhanced-geometry svg:viewBox="0 0 21600 21600" draw:type="rectangle" draw:enhanced-path="M 0 0 L 21600 0 21600 21600 0 21600 0 0 Z N"/></draw:custom-shape><draw:line text:anchor-type="paragraph" draw:z-index="85" draw:name="Horizontal line 33" draw:style-name="gr9" draw:text-style-name="P13" svg:x1="8.251cm" svg:y1="2.499cm" svg:x2="8.251cm" svg:y2="2.748cm"><text:p/></draw:line><draw:custom-shape text:anchor-type="paragraph" draw:z-index="86" draw:name="Shape 39" draw:style-name="gr10" draw:text-style-name="P15" svg:width="0.503cm" svg:height="0.503cm" svg:x="7.999cm" svg:y="2.748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7" draw:name="Horizontal line 34" draw:style-name="gr9" draw:text-style-name="P13" svg:x1="8.251cm" svg:y1="3.251cm" svg:x2="8.251cm" svg:y2="3.748cm"><text:p/></draw:line><draw:line text:anchor-type="paragraph" draw:z-index="88" draw:name="Horizontal line 35" draw:style-name="gr8" draw:text-style-name="P13" svg:x1="8.251cm" svg:y1="3.75cm" svg:x2="10.001cm" svg:y2="3.75cm"><text:p/></draw:line><draw:frame text:anchor-type="paragraph" draw:z-index="89" draw:name="Text Frame 17" draw:style-name="gr7" draw:text-style-name="P12" svg:width="1.752cm" svg:height="0.5cm" svg:x="8.251cm" svg:y="3.251cm"><draw:text-box><text:p text:style-name="P11"><text:span text:style-name="T2">(6) c_RequestCode</text:span></text:p></draw:text-box></draw:frame><draw:custom-shape text:anchor-type="paragraph" draw:z-index="90" draw:name="Shape 40" draw:style-name="gr6" draw:text-style-name="P10" svg:width="1.502cm" svg:height="0.5cm" svg:x="10.003cm" svg:y="3.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1" draw:name="Horizontal line 36" draw:style-name="gr9" draw:text-style-name="P13" svg:x1="12.254cm" svg:y1="2.499cm" svg:x2="12.254cm" svg:y2="2.748cm"><text:p/></draw:line><draw:custom-shape text:anchor-type="paragraph" draw:z-index="92" draw:name="Shape 41" draw:style-name="gr10" draw:text-style-name="P15" svg:width="0.503cm" svg:height="0.503cm" svg:x="12.002cm" svg:y="2.748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3" draw:name="Horizontal line 37" draw:style-name="gr9" draw:text-style-name="P13" svg:x1="12.254cm" svg:y1="3.251cm" svg:x2="12.252cm" svg:y2="4.749cm"><text:p/></draw:line><draw:line text:anchor-type="paragraph" draw:z-index="94" draw:name="Horizontal line 38" draw:style-name="gr8" draw:text-style-name="P13" svg:x1="12.252cm" svg:y1="4.748cm" svg:x2="15.501cm" svg:y2="4.75cm"><text:p/></draw:line><draw:frame text:anchor-type="paragraph" draw:z-index="95" draw:name="Text Frame 18" draw:style-name="gr7" draw:text-style-name="P12" svg:width="1.752cm" svg:height="0.5cm" svg:x="13.751cm" svg:y="4.251cm"><draw:text-box><text:p text:style-name="P11"><text:span text:style-name="T2">(6) c_RequestCode</text:span></text:p></draw:text-box></draw:frame><draw:custom-shape text:anchor-type="paragraph" draw:z-index="96" draw:name="Shape 42" draw:style-name="gr11" draw:text-style-name="P10" svg:width="1.504cm" svg:height="0.502cm" svg:x="15.503cm" svg:y="4.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7" draw:name="Horizontal line 39" draw:style-name="gr9" draw:text-style-name="P13" svg:x1="8.248cm" svg:y1="6.249cm" svg:x2="8.248cm" svg:y2="6.498cm"><text:p/></draw:line><draw:custom-shape text:anchor-type="paragraph" draw:z-index="98" draw:name="Shape 43" draw:style-name="gr10" draw:text-style-name="P15" svg:width="0.503cm" svg:height="0.503cm" svg:x="7.996cm" svg:y="6.498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9" draw:name="Horizontal line 40" draw:style-name="gr9" draw:text-style-name="P13" svg:x1="8.248cm" svg:y1="7.001cm" svg:x2="8.248cm" svg:y2="7.498cm"><text:p/></draw:line><draw:line text:anchor-type="paragraph" draw:z-index="100" draw:name="Horizontal line 41" draw:style-name="gr8" draw:text-style-name="P13" svg:x1="8.248cm" svg:y1="7.5cm" svg:x2="9.998cm" svg:y2="7.5cm"><text:p/></draw:line><draw:frame text:anchor-type="paragraph" draw:z-index="101" draw:name="Text Frame 19" draw:style-name="gr7" draw:text-style-name="P12" svg:width="1.752cm" svg:height="0.5cm" svg:x="8.248cm" svg:y="7.001cm"><draw:text-box><text:p text:style-name="P11"><text:span text:style-name="T2">(6) c_RequestCode</text:span></text:p></draw:text-box></draw:frame><draw:custom-shape text:anchor-type="paragraph" draw:z-index="102" draw:name="Shape 44" draw:style-name="gr6" draw:text-style-name="P10" svg:width="1.502cm" svg:height="0.5cm" svg:x="9.999cm" svg:y="7.2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3" draw:name="Horizontal line 42" draw:style-name="gr9" draw:text-style-name="P13" svg:x1="4.251cm" svg:y1="6.249cm" svg:x2="4.251cm" svg:y2="6.498cm"><text:p/></draw:line><draw:custom-shape text:anchor-type="paragraph" draw:z-index="104" draw:name="Shape 45" draw:style-name="gr10" draw:text-style-name="P15" svg:width="0.503cm" svg:height="0.503cm" svg:x="3.999cm" svg:y="6.498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5" draw:name="Horizontal line 43" draw:style-name="gr9" draw:text-style-name="P13" svg:x1="4.251cm" svg:y1="7.001cm" svg:x2="4.251cm" svg:y2="7.498cm"><text:p/></draw:line><draw:line text:anchor-type="paragraph" draw:z-index="106" draw:name="Horizontal line 44" draw:style-name="gr8" draw:text-style-name="P13" svg:x1="4.251cm" svg:y1="7.5cm" svg:x2="6.001cm" svg:y2="7.5cm"><text:p/></draw:line><draw:frame text:anchor-type="paragraph" draw:z-index="107" draw:name="Text Frame 20" draw:style-name="gr7" draw:text-style-name="P12" svg:width="1.752cm" svg:height="0.5cm" svg:x="4.251cm" svg:y="7.001cm"><draw:text-box><text:p text:style-name="P11"><text:span text:style-name="T2">(6) c_RequestCode</text:span></text:p></draw:text-box></draw:frame><draw:custom-shape text:anchor-type="paragraph" draw:z-index="108" draw:name="Shape 46" draw:style-name="gr6" draw:text-style-name="P10" svg:width="1.502cm" svg:height="0.5cm" svg:x="6.003cm" svg:y="7.2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 23" draw:style-name="gr6" draw:text-style-name="P10" svg:width="1.502cm" svg:height="0.5cm" svg:x="16.252cm" svg:y="8.2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8" draw:name="Horizontal line 23" draw:style-name="gr8" draw:text-style-name="P13" svg:x1="12.252cm" svg:y1="8.501cm" svg:x2="16.253cm" svg:y2="8.501cm"><text:p/></draw:line><draw:frame text:anchor-type="paragraph" draw:z-index="59" draw:name="Text Frame 10" draw:style-name="gr7" draw:text-style-name="P22" svg:width="1.752cm" svg:height="0.5cm" svg:x="14.501cm" svg:y="7.999cm"><draw:text-box><text:p text:style-name="P16"><text:span text:style-name="T2">(6) c_RequestCode</text:span></text:p></draw:text-box></draw:frame><draw:frame text:anchor-type="paragraph" draw:z-index="109" draw:name="Text Frame 21" draw:style-name="gr7" draw:text-style-name="P17" svg:width="2.001cm" svg:height="0.5cm" svg:x="1.501cm" svg:y="1.748cm"><draw:text-box><text:p text:style-name="P16"><text:span text:style-name="T2">(1) c_PutChar == \n</text:span></text:p></draw:text-box></draw:frame><draw:line text:anchor-type="paragraph" draw:z-index="110" draw:name="Horizontal line 45" draw:style-name="gr9" draw:text-style-name="P13" svg:x1="12.252cm" svg:y1="10.25cm" svg:x2="12.25cm" svg:y2="11.25cm"><text:p/></draw:line><draw:custom-shape text:anchor-type="paragraph" draw:z-index="111" draw:name="Shape 47" draw:style-name="gr10" draw:text-style-name="P15" svg:width="0.503cm" svg:height="0.503cm" svg:x="11.998cm" svg:y="11.25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2" draw:name="Horizontal line 46" draw:style-name="gr9" draw:text-style-name="P13" svg:x1="12.25cm" svg:y1="11.753cm" svg:x2="12.25cm" svg:y2="12.25cm"><text:p/></draw:line><draw:line text:anchor-type="paragraph" draw:z-index="113" draw:name="Horizontal line 47" draw:style-name="gr8" draw:text-style-name="P13" svg:x1="12.25cm" svg:y1="12.252cm" svg:x2="14cm" svg:y2="12.252cm"><text:p/></draw:line><draw:frame text:anchor-type="paragraph" draw:z-index="114" draw:name="Text Frame 15" draw:style-name="gr7" draw:text-style-name="P12" svg:width="1.752cm" svg:height="0.5cm" svg:x="12.25cm" svg:y="11.753cm"><draw:text-box><text:p text:style-name="P11"><text:span text:style-name="T2">(6) c_RequestCode</text:span></text:p></draw:text-box></draw:frame><draw:custom-shape text:anchor-type="paragraph" draw:z-index="115" draw:name="Shape 48" draw:style-name="gr6" draw:text-style-name="P10" svg:width="1.502cm" svg:height="0.5cm" svg:x="14.002cm" svg:y="12.002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16" draw:name="Horizontal line 48" draw:style-name="gr9" draw:text-style-name="P13" svg:x1="8.248cm" svg:y1="10.25cm" svg:x2="8.248cm" svg:y2="10.499cm"><text:p/></draw:line><draw:custom-shape text:anchor-type="paragraph" draw:z-index="117" draw:name="Shape 49" draw:style-name="gr10" draw:text-style-name="P15" svg:width="0.503cm" svg:height="0.503cm" svg:x="7.996cm" svg:y="10.499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18" draw:name="Horizontal line 49" draw:style-name="gr9" draw:text-style-name="P13" svg:x1="8.248cm" svg:y1="11.001cm" svg:x2="8.248cm" svg:y2="11.498cm"><text:p/></draw:line><draw:line text:anchor-type="paragraph" draw:z-index="119" draw:name="Horizontal line 50" draw:style-name="gr8" draw:text-style-name="P13" svg:x1="8.248cm" svg:y1="11.501cm" svg:x2="9.998cm" svg:y2="11.501cm"><text:p/></draw:line><draw:frame text:anchor-type="paragraph" draw:z-index="120" draw:name="Text Frame 22" draw:style-name="gr7" draw:text-style-name="P12" svg:width="1.752cm" svg:height="0.5cm" svg:x="8.248cm" svg:y="11.001cm"><draw:text-box><text:p text:style-name="P11"><text:span text:style-name="T2">(6) c_RequestCode</text:span></text:p></draw:text-box></draw:frame><draw:custom-shape text:anchor-type="paragraph" draw:z-index="121" draw:name="Shape 50" draw:style-name="gr6" draw:text-style-name="P10" svg:width="1.502cm" svg:height="0.5cm" svg:x="9.999cm" svg:y="11.25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22" draw:name="Horizontal line 51" draw:style-name="gr9" draw:text-style-name="P13" svg:x1="4.249cm" svg:y1="10.252cm" svg:x2="4.249cm" svg:y2="10.501cm"><text:p/></draw:line><draw:custom-shape text:anchor-type="paragraph" draw:z-index="123" draw:name="Shape 51" draw:style-name="gr10" draw:text-style-name="P15" svg:width="0.503cm" svg:height="0.503cm" svg:x="3.997cm" svg:y="10.5cm"><text:p text:style-name="P14"><text:span text:style-name="T1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4" draw:name="Horizontal line 52" draw:style-name="gr9" draw:text-style-name="P13" svg:x1="4.249cm" svg:y1="11.003cm" svg:x2="4.249cm" svg:y2="11.5cm"><text:p/></draw:line><draw:line text:anchor-type="paragraph" draw:z-index="125" draw:name="Horizontal line 53" draw:style-name="gr8" draw:text-style-name="P13" svg:x1="4.249cm" svg:y1="11.502cm" svg:x2="5.999cm" svg:y2="11.502cm"><text:p/></draw:line><draw:frame text:anchor-type="paragraph" draw:z-index="126" draw:name="Text Frame 23" draw:style-name="gr7" draw:text-style-name="P12" svg:width="1.752cm" svg:height="0.5cm" svg:x="4.249cm" svg:y="11.003cm"><draw:text-box><text:p text:style-name="P11"><text:span text:style-name="T2">(6) c_RequestCode</text:span></text:p></draw:text-box></draw:frame><draw:custom-shape text:anchor-type="paragraph" draw:z-index="127" draw:name="Shape 52" draw:style-name="gr6" draw:text-style-name="P10" svg:width="1.502cm" svg:height="0.5cm" svg:x="6.001cm" svg:y="11.252cm"><text:p text:style-name="P9"><text:span text:style-name="T2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8" draw:name="Shape 53" draw:style-name="gr5" draw:text-style-name="P8" svg:width="1.5cm" svg:height="0.5cm" svg:x="28.503cm" svg:y="0cm"><text:p text:style-name="P3"><text:span text:style-name="T1">Spell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9" draw:name="Shape 54" draw:style-name="gr4" draw:text-style-name="P7" svg:width="6.501cm" svg:height="12.503cm" svg:x="28.503cm" svg:y="0.497cm"><text:p text:style-name="P6"><text:span text:style-name="T1">(2) c_ReturnCode:</text:span></text:p><text:p text:style-name="P6"><text:span text:style-name="T1"><text:s text:c="4"/></text:span><text:span text:style-name="T1">If code == “”</text:span></text:p><text:p text:style-name="P6"><text:span text:style-name="T1"><text:s text:c="8"/></text:span><text:span text:style-name="T1">Current spell → c_ActivateSpell </text:span></text:p><text:p text:style-name="P6"><text:span text:style-name="T1"><text:s text:c="4"/></text:span><text:span text:style-name="T1">Lookup spell in dictionary</text:span></text:p><text:p text:style-name="P6"><text:span text:style-name="T1"><text:s text:c="8"/></text:span><text:span text:style-name="T1">If code not in dictinoary:</text:span></text:p><text:p text:style-name="P6"><text:span text:style-name="T1"><text:s text:c="12"/></text:span><text:span text:style-name="T1">Prompt-&gt;c_RequestCode</text:span></text:p><text:p text:style-name="P6"><text:span text:style-name="T1"><text:s text:c="7"/></text:span><text:span text:style-name="T1">Else:</text:span></text:p><text:p text:style-name="P6"><text:span text:style-name="T1"><text:s text:c="12"/></text:span><text:span text:style-name="T1">Spell→c_ActivateSpell</text:span></text:p><text:p text:style-name="P6"><text:span text:style-name="T1"/></text:p><text:p text:style-name="P6"><text:span text:style-name="T1"/></text:p><text:p text:style-name="P6"><text:span text:style-name="T1">(4) c_SetCurrentSpell</text:span></text:p><text:p text:style-name="P6"><text:span text:style-name="T1"><text:s text:c="5"/></text:span><text:span text:style-name="T1">Set current spell</text:span></text:p><text:p text:style-name="P6"><text:span text:style-name="T1"/></text:p><text:p text:style-name="P6"><text:span text:style-name="T1">(7) c_ReturnAnswer</text:span></text:p><text:p text:style-name="P6"><text:span text:style-name="T1"><text:s text:c="5"/></text:span><text:span text:style-name="T1">If no spell selected:</text:span></text:p><text:p text:style-name="P6"><text:span text:style-name="T1"><text:s text:c="8"/></text:span><text:span text:style-name="T1">Prompt→c_RequestCode</text:span></text:p><text:p text:style-name="P6"><text:span text:style-name="T1"><text:s text:c="5"/></text:span><text:span text:style-name="T1">Else</text:span></text:p><text:p text:style-name="P6"><text:span text:style-name="T1"><text:s text:c="8"/></text:span><text:span text:style-name="T1">Spell→c_ReturnAnswer</text:span></text:p><text:p text:style-name="P6"><text:span text:style-name="T1"/></text:p><text:p text:style-name="P6"><text:span text:style-name="T1">(12) c_ReturnClick</text:span></text:p><text:p text:style-name="P6"><text:span text:style-name="T1"><text:s text:c="5"/></text:span><text:span text:style-name="T1">If no spell selected:</text:span></text:p><text:p text:style-name="P6"><text:span text:style-name="T1"><text:s text:c="8"/></text:span><text:span text:style-name="T1">Prompt→c_RequestCode</text:span></text:p><text:p text:style-name="P6"><text:span text:style-name="T1"><text:s text:c="5"/></text:span><text:span text:style-name="T1">Else:</text:span></text:p><text:p text:style-name="P6"><text:span text:style-name="T1"><text:s text:c="8"/></text:span><text:span text:style-name="T1">Spell → c_ReturnClick</text:span></text:p><text:p text:style-name="P6"><text:span text:style-name="T1"/></text:p><draw:enhanced-geometry svg:viewBox="0 0 21600 21600" draw:type="rectangle" draw:enhanced-path="M 0 0 L 21600 0 21600 21600 0 21600 0 0 Z N"/></draw:custom-shape><draw:custom-shape text:anchor-type="paragraph" draw:z-index="131" draw:name="Shape 56" draw:style-name="gr3" draw:text-style-name="P5" svg:width="1.502cm" svg:height="0.5cm" svg:x="1.363cm" svg:y="14cm"><text:p text:style-name="P3"><text:span text:style-name="T1">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2" draw:name="Shape 57" draw:style-name="gr2" draw:text-style-name="P4" svg:width="1.5cm" svg:height="0.5cm" svg:x="12.114cm" svg:y="14.002cm"><text:p text:style-name="P3"><text:span text:style-name="T1">Viewpo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0" draw:name="Shape 55" draw:style-name="gr1" draw:text-style-name="P2" svg:width="6.502cm" svg:height="7.503cm" svg:x="1.363cm" svg:y="14.499cm"><text:p text:style-name="P1"><text:span text:style-name="T1">(3) c_ActivateSpell:</text:span></text:p><text:p text:style-name="P1"><text:span text:style-name="T1"><text:s text:c="5"/></text:span><text:span text:style-name="T1">If spell not available:</text:span></text:p><text:p text:style-name="P1"><text:span text:style-name="T1"><text:s text:c="9"/></text:span><text:span text:style-name="T1">Prompt → c_RequestCode</text:span></text:p><text:p text:style-name="P1"><text:span text:style-name="T1"><text:s text:c="4"/></text:span><text:span text:style-name="T1">Else</text:span></text:p><text:p text:style-name="P1"><text:span text:style-name="T1"><text:s text:c="8"/></text:span><text:span text:style-name="T1">State = waiting for answer</text:span></text:p><text:p text:style-name="P1"><text:span text:style-name="T1"><text:s text:c="8"/></text:span><text:span text:style-name="T1">Spellbar → c_SetCurrentSpell</text:span></text:p><text:p text:style-name="P1"><text:span text:style-name="T1"><text:s text:c="8"/></text:span><text:span text:style-name="T1">Prompt→ c_RequestAnswer</text:span></text:p><text:p text:style-name="P1"><text:span text:style-name="T1"/></text:p><text:p text:style-name="P1"><text:span text:style-name="T1">(8) c_ReturnAnswer:</text:span></text:p><text:p text:style-name="P1"><text:span text:style-name="T1"><text:s text:c="5"/></text:span><text:span text:style-name="T1">If answer is correct:</text:span></text:p><text:p text:style-name="P1"><text:span text:style-name="T1"><text:s text:c="9"/></text:span><text:span text:style-name="T1">State = waiting for click</text:span></text:p><text:p text:style-name="P1"><text:span text:style-name="T1"><text:s text:c="9"/></text:span><text:span text:style-name="T1">Prompt→ c_RequestClick</text:span></text:p><text:p text:style-name="P1"><text:span text:style-name="T1"><text:s text:c="9"/></text:span><text:span text:style-name="T1">Viewport→ RequestClick</text:span></text:p><text:p text:style-name="P1"><text:span text:style-name="T1"><text:s text:c="4"/></text:span><text:span text:style-name="T1">Else:</text:span></text:p><text:p text:style-name="P1"><text:span text:style-name="T1"><text:s text:c="9"/></text:span><text:span text:style-name="T1">Prompt→ c_RequestCode</text:span></text:p><text:p text:style-name="P1"><text:span text:style-name="T1"/></text:p><text:p text:style-name="P1"><text:span text:style-name="T1">(13) c_ReturnClick:</text:span></text:p><text:p text:style-name="P1"><text:span text:style-name="T1"><text:s text:c="5"/></text:span><text:span text:style-name="T1">If state == waiting for click</text:span></text:p><text:p text:style-name="P1"><text:span text:style-name="T1"><text:s text:c="8"/></text:span><text:span text:style-name="T1">State = idle</text:span></text:p><text:p text:style-name="P1"><text:span text:style-name="T1"><text:s text:c="8"/></text:span><text:span text:style-name="T1">Viewport → cast spell</text:span></text:p><text:p text:style-name="P1"><text:span text:style-name="T1"><text:s text:c="8"/></text:span><text:span text:style-name="T1">Prompt→c_RequestCode</text:span></text:p><text:p text:style-name="P1"><text:span text:style-name="T1"><text:s text:c="4"/></text:span><text:span text:style-name="T1">v</text:span></text:p><draw:enhanced-geometry svg:viewBox="0 0 21600 21600" draw:type="rectangle" draw:enhanced-path="M 0 0 L 21600 0 21600 21600 0 21600 0 0 Z N"/></draw:custom-shape><draw:custom-shape text:anchor-type="paragraph" draw:z-index="133" draw:name="Shape 58" draw:style-name="gr1" draw:text-style-name="P2" svg:width="6.502cm" svg:height="7.503cm" svg:x="12.114cm" svg:y="14.501cm"><text:p text:style-name="P1"><text:span text:style-name="T1">(10) c_RequestClick:</text:span></text:p><text:p text:style-name="P1"><text:span text:style-name="T1"><text:s text:c="4"/></text:span><text:span text:style-name="T1">State = waiting for click</text:span></text:p><text:p text:style-name="P1"><text:span text:style-name="T1"/></text:p><text:p text:style-name="P1"><text:span text:style-name="T1">(11) v_OnMouse:</text:span></text:p><text:p text:style-name="P1"><text:span text:style-name="T1"><text:s text:c="4"/></text:span><text:span text:style-name="T1">If state = waiting for click:</text:span></text:p><text:p text:style-name="P1"><text:span text:style-name="T1"><text:s text:c="8"/></text:span><text:span text:style-name="T1">State = idle</text:span></text:p><text:p text:style-name="P1"><text:span text:style-name="T1"><text:s text:c="8"/></text:span><text:span text:style-name="T1">Spellbar→ c_ReturnClick</text:span></text:p><text:p text:style-name="P1"><text:span text:style-name="T1"/></text:p><text:p text:style-name="P1"><text:span text:style-name="T1">(12) c_CastSpell:</text:span></text:p><text:p text:style-name="P1"><text:span text:style-name="T1"><text:s text:c="8"/></text:span><text:span text:style-name="T1">Draw something to the screen</text:span></text:p><text:p text:style-name="P1"><text:span text:style-name="T1"/></text:p><text:p text:style-name="P1"><text:span text:style-name="T1"/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3:12:36.922000000</meta:creation-date>
    <dc:date>2024-08-23T14:14:54.805000000</dc:date>
    <meta:editing-duration>PT2H29M9S</meta:editing-duration>
    <meta:editing-cycles>6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